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ackground-color="#FFE599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795548"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8.7854166666667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28.336875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14.261041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5.21229166666667cm" style:use-optimal-column-width="true"/>
    </style:style>
    <style:style style:name="co13" style:family="table-column">
      <style:table-column-properties fo:break-before="auto" style:column-width="13.7054166666667cm" style:use-optimal-column-width="true"/>
    </style:style>
    <style:style style:name="co14" style:family="table-column">
      <style:table-column-properties fo:break-before="auto" style:column-width="22.5954166666667cm" style:use-optimal-column-width="true"/>
    </style:style>
    <style:style style:name="co15" style:family="table-column">
      <style:table-column-properties fo:break-before="auto" style:column-width="6.905625cm"/>
    </style:style>
    <style:style style:name="co16" style:family="table-column">
      <style:table-column-properties fo:break-before="auto" style:column-width="4.78895833333333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eadquar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RUD TABLE tbheadquarter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Nuevo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insert</text:p>
          </table:table-cell>
          <table:table-cell office:value-type="string" office:string-value="headquarterid , headquartercode , headquartername , headquarterlocation , headquarteruniversityid ,  ,  ,  , " table:formula="of:=CONCATENATE([table.A3]; ;&quot; , &quot;;[table.A4]; ;&quot; , &quot;;[table.A5]; ;&quot; , &quot;;[table.A6]; ;&quot; , &quot;;[table.A7]; ;&quot; , &quot;;[table.A8]; ;&quot; , &quot;;[table.A9]; ;&quot; , &quot;;[table.A10]; ;&quot; , &quot;;[table.A11])" table:style-name="ce1">
            <text:p>headquarterid , 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talogo Actualiz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office:value-type="string" office:string-value="headquartercode , headquartername , headquarterlocation , headquarteruniversityid ,  ,  ,  , " table:formula="of:=CONCATENATE([table.A4]; ;&quot; , &quot;;[table.A5]; ;&quot; , &quot;;[table.A6]; ;&quot; , &quot;;[table.A7]; ;&quot; , &quot;;[table.A8]; ;&quot; , &quot;;[table.A9]; ;&quot; , &quot;;[table.A10]; ;&quot; , &quot;;[table.A11])" table:style-name="ce1">
            <text:p>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Elimin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1">
            <text:p>tbheadquarter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1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university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insert</text:p>
          </table:table-cell>
          <table:table-cell office:value-type="string" office:string-value="universityid , universitycode , universityname , universitytype , state" table:formula="of:=CONCATENATE([table.C3];;&quot; , &quot;;[table.C4];;&quot; , &quot;;[table.C5];;&quot; , &quot;;[table.C6];;&quot; , &quot;;[table.C7];;&quot;&quot;)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id no repetido, universityid not null, universitycode not null, universityname not null, universitytype not null , state not null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Univer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id , universitycode , universityname , universitytype , state" table:formula="of:=[.C6]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code not null, universityname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1">
            <text:p>tbuniversity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0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enclosure" table:style-name="ta3"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8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2]" table:style-name="ce6">
            <text:p>tbenclosure</text:p>
          </table:table-cell>
          <table:table-cell office:value-type="string" table:style-name="ce6">
            <text:p>insert</text:p>
          </table:table-cell>
          <table:table-cell office:value-type="string" office:string-value="enclosureid , enclosurename , enclosureheadquarterid , enclosureuniversityid" table:formula="of:=CONCATENATE([table.A13];;&quot; , &quot;;[table.A14];;&quot; , &quot;;[table.A15];;&quot; , &quot;;[table.A16];;&quot;&quot;)" table:style-name="ce1">
            <text:p>enclosureid , enclosurename , enclosureheadquarterid , enclosureuniversityid</text:p>
          </table:table-cell>
          <table:table-cell table:style-name="ce1"/>
          <table:table-cell office:value-type="string" table:style-name="ce6">
            <text:p>enclosureid no repetido, enclosureid not null, enclosurename not null, enclosureheadquarterid not null,enclosureuniversityid not null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2]" table:style-name="ce6">
            <text:p>tbenclosure</text:p>
          </table:table-cell>
          <table:table-cell office:value-type="string" table:style-name="ce6">
            <text:p>update</text:p>
          </table:table-cell>
          <table:table-cell office:value-type="string" office:string-value="enclosureid , enclosurename , enclosureheadquarterid , enclosureuniversityid" table:formula="of:=CONCATENATE([table.A13];;&quot; , &quot;;[table.A14];;&quot; , &quot;;[table.A15];;&quot; , &quot;;[table.A16];;&quot;&quot;)" table:style-name="ce1">
            <text:p>enclosureid , enclosurename , enclosureheadquarterid , enclosureuniversityid</text:p>
          </table:table-cell>
          <table:table-cell table:style-name="ce1"/>
          <table:table-cell office:value-type="string" table:style-name="ce6">
            <text:p>enclosurename not null, enclosurename not null, enclosureheadquarterid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2]" table:style-name="ce1">
            <text:p>tbenclosure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0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career" table:style-name="ta2">
        <table:table-column table:style-name="co8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CRUD TABLE tbcaree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insert</text:p>
          </table:table-cell>
          <table:table-cell office:value-type="string" office:string-value="careerid , careercode , careername " table:formula="of:=CONCATENATE([table.E3];;&quot; , &quot;;[table.E4];;&quot; , &quot;;[table.E5];;&quot; &quot;)" table:style-name="ce1">
            <text:p>careerid , careercode , careername<text:s/>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office:value-type="string" office:string-value="careername" table:formula="of:=+[table.E5]" table:style-name="ce1">
            <text:p>careername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1">
            <text:p>tbcareer</text:p>
          </table:table-cell>
          <table:table-cell office:value-type="string" table:style-name="ce6">
            <text:p>delet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le" table:style-name="ta1"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8" table:default-cell-style-name="ce1"/>
        <table:table-column table:style-name="co7" table:number-columns-repeated="1019" table:default-cell-style-name="ce1"/>
        <table:table-column table:style-name="co8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bheadquarter</text:p>
          </table:table-cell>
          <table:table-cell table:style-name="ce1"/>
          <table:table-cell office:value-type="string" table:style-name="ce8">
            <text:p>tbuniversity</text:p>
          </table:table-cell>
          <table:table-cell table:style-name="ce1"/>
          <table:table-cell office:value-type="string" table:style-name="ce8">
            <text:p>tbcareer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id</text:p>
          </table:table-cell>
          <table:table-cell table:style-name="ce1"/>
          <table:table-cell office:value-type="string" table:style-name="ce9">
            <text:p>universityid</text:p>
          </table:table-cell>
          <table:table-cell table:style-name="ce1"/>
          <table:table-cell office:value-type="string" table:style-name="ce9">
            <text:p>careerid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code</text:p>
          </table:table-cell>
          <table:table-cell table:style-name="ce1"/>
          <table:table-cell office:value-type="string" table:style-name="ce9">
            <text:p>universitycode</text:p>
          </table:table-cell>
          <table:table-cell table:style-name="ce1"/>
          <table:table-cell office:value-type="string" table:style-name="ce11">
            <text:p>careercode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name</text:p>
          </table:table-cell>
          <table:table-cell table:style-name="ce1"/>
          <table:table-cell office:value-type="string" table:style-name="ce9">
            <text:p>universityname</text:p>
          </table:table-cell>
          <table:table-cell table:style-name="ce1"/>
          <table:table-cell office:value-type="string" table:style-name="ce16">
            <text:p>careernam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headquarterlocation</text:p>
          </table:table-cell>
          <table:table-cell table:style-name="ce1"/>
          <table:table-cell office:value-type="string" table:style-name="ce9">
            <text:p>universitytype</text:p>
          </table:table-cell>
          <table:table-cell table:style-name="ce1"/>
          <table:table-cell table:style-name="ce13"/>
          <table:table-cell table:number-columns-repeated="16379"/>
        </table:table-row>
        <table:table-row table:style-name="ro1">
          <table:table-cell office:value-type="string" table:style-name="ce16">
            <text:p>headquarteruniversityid</text:p>
          </table:table-cell>
          <table:table-cell table:style-name="ce1"/>
          <table:table-cell office:value-type="string" table:style-name="ce9">
            <text:p>state</text:p>
          </table:table-cell>
          <table:table-cell table:style-name="ce1"/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table:style-name="ce15"/>
          <table:table-cell table:style-name="ce14"/>
          <table:table-cell table:style-name="ce1"/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table:style-name="ce15"/>
          <table:table-cell table:style-name="ce17"/>
          <table:table-cell table:style-name="ce1"/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12"/>
          <table:table-cell table:style-name="ce1"/>
          <table:table-cell table:style-name="ce13"/>
          <table:table-cell table:number-columns-repeated="16379"/>
        </table:table-row>
        <table:table-row table:style-name="ro2">
          <table:table-cell office:value-type="string" table:style-name="ce18">
            <text:p>tbenclos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enclosure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enclosurena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enclosureheadquarterid</text:p>
          </table:table-cell>
          <table:table-cell table:number-columns-repeated="3" table:style-name="ce1"/>
          <table:table-cell table:style-name="ce15"/>
          <table:table-cell table:number-columns-repeated="16379"/>
        </table:table-row>
        <table:table-row table:style-name="ro2">
          <table:table-cell office:value-type="string" table:style-name="ce9">
            <text:p>enclosureuniversityid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0"/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vin Sandoval</meta:initial-creator>
    <dc:creator>Kevin Sandoval</dc:creator>
    <meta:creation-date>2018-01-15T15:28:27Z</meta:creation-date>
    <dc:date>2018-01-29T14:39:13Z</dc:date>
    <meta:editing-cycles>1</meta:editing-cycles>
    <meta:editing-duration>PT300S</meta:editing-duration>
  </office:meta>
</office:document-meta>
</file>